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6">
            <text:p>Q-2546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4">
            <text:p>AA-26374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735.0">
            <text:p>4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">
            <text:p>-5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3">
            <text:p>AA-26373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495.0">
            <text:p>4495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4">
            <text:p>AA-22354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035.0">
            <text:p>70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98">
            <text:p>-1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30">
            <text:p>CAR-830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480.0">
            <text:p>34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92">
            <text:p>HAR-192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210.0">
            <text:p>42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2">
            <text:p>AA-26372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775.0">
            <text:p>57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5">
            <text:p>-9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1">
            <text:p>AA-26371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695.0">
            <text:p>56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9">
            <text:p>-9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0">
            <text:p>AA-26370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805.0">
            <text:p>480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5">
            <text:p>-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9">
            <text:p>AA-26369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495.0">
            <text:p>44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9">
            <text:p>-6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8">
            <text:p>AA-26368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930.0">
            <text:p>693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09">
            <text:p>-13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7">
            <text:p>AA-26367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670.0">
            <text:p>667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">
            <text:p>-14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29">
            <text:p>CAR-829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590.0">
            <text:p>359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7">
            <text:p>-4.0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7">
            <text:p>Q-2807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3425.0">
            <text:p>34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8">
            <text:p>Q-2808</text:p>
          </table:table-cell>
          <table:table-cell office:value-type="float" office:value="52.78">
            <text:p>52.78</text:p>
          </table:table-cell>
          <table:table-cell office:value-type="float" office:value="-0.3">
            <text:p>-0.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9">
            <text:p>Q-2809</text:p>
          </table:table-cell>
          <table:table-cell office:value-type="float" office:value="52.63">
            <text:p>52.63</text:p>
          </table:table-cell>
          <table:table-cell office:value-type="float" office:value="-0.04">
            <text:p>-0.04</text:p>
          </table:table-cell>
          <table:table-cell office:value-type="float" office:value="3820.0">
            <text:p>38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1">
            <text:p>Q-2811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250.0">
            <text:p>3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3">
            <text:p>-6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6">
            <text:p>AA-26366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6045.0">
            <text:p>604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7">
            <text:p>-9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4">
            <text:p>AA-26364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2925.0">
            <text:p>292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8">
            <text:p>HV-926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30.0">
            <text:p>343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7">
            <text:p>HV-9267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780.0">
            <text:p>278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5">
            <text:p>-2.9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5">
            <text:p>HV-9265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3415.0">
            <text:p>34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4">
            <text:p>HV-9264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2635.0">
            <text:p>263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6">
            <text:p>Q-2806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800.0">
            <text:p>28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5">
            <text:p>Q-280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5">
            <text:p>AA-22355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215.0">
            <text:p>72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2">
            <text:p>-16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89">
            <text:p>HAR-189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950.0">
            <text:p>3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5">
            <text:p>SRR-4635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6">
            <text:p>SRR-4636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7">
            <text:p>SRR-4637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365.0">
            <text:p>53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8">
            <text:p>SRR-4638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560.0">
            <text:p>5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1">
            <text:p>-8.3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3">
            <text:p>Q-263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390.0">
            <text:p>43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4">
            <text:p>Q-264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085.0">
            <text:p>408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90">
            <text:p>SRR-159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500.0">
            <text:p>45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4">
            <text:p>-8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9">
            <text:p>SRR-158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80.0">
            <text:p>418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8">
            <text:p>SRR-158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1845.0">
            <text:p>184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6">
            <text:p>AA-22366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860.0">
            <text:p>68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4">
            <text:p>-1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5">
            <text:p>AA-22365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920.0">
            <text:p>692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9">
            <text:p>-12.6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4">
            <text:p>AA-22364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70.0">
            <text:p>6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3">
            <text:p>AA-22363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30.0">
            <text:p>6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">
            <text:p>-1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2">
            <text:p>AA-22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310.0">
            <text:p>6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5">
            <text:p>-1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1">
            <text:p>Q-2801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090.0">
            <text:p>20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2">
            <text:p>Q-2802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455.0">
            <text:p>24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1">
            <text:p>AA-223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13">
            <text:p>-1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0">
            <text:p>AA-2236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9">
            <text:p>-8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9">
            <text:p>AA-2235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65.0">
            <text:p>416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">
            <text:p>-7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3">
            <text:p>Q-2803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065.0">
            <text:p>406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6">
            <text:p>-6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8">
            <text:p>AA-22358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9">
            <text:p>-1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7">
            <text:p>AA-22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35.0">
            <text:p>56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8">
            <text:p>-10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6">
            <text:p>AA-22356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095.0">
            <text:p>509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4">
            <text:p>Q-2804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290.0">
            <text:p>4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1">
            <text:p>-7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7">
            <text:p>Q-2547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460.0">
            <text:p>4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1">
            <text:p>HAR-151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116.0">
            <text:p>4116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2">
            <text:p>Q-2812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6">
            <text:p>Q-806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275.0">
            <text:p>22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31">
            <text:p>Q-31</text:p>
          </table:table-cell>
          <table:table-cell office:value-type="float" office:value="52.71">
            <text:p>52.71</text:p>
          </table:table-cell>
          <table:table-cell office:value-type="float" office:value="0.35">
            <text:p>0.35</text:p>
          </table:table-cell>
          <table:table-cell office:value-type="float" office:value="4690.0">
            <text:p>46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3">
            <text:p>HV-9263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72">
            <text:p>-11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2">
            <text:p>HV-92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75.0">
            <text:p>6275.0</text:p>
          </table:table-cell>
          <table:table-cell office:value-type="float" office:value="125.0">
            <text:p>12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6">
            <text:p>-1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74">
            <text:p>Q-474</text:p>
          </table:table-cell>
          <table:table-cell office:value-type="float" office:value="52.51">
            <text:p>52.51</text:p>
          </table:table-cell>
          <table:table-cell office:value-type="float" office:value="-0.07">
            <text:p>-0.07</text:p>
          </table:table-cell>
          <table:table-cell office:value-type="float" office:value="4345.0">
            <text:p>434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89">
            <text:p>Q-489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05.0">
            <text:p>39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90">
            <text:p>Q-490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15.0">
            <text:p>39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31">
            <text:p>Q-531</text:p>
          </table:table-cell>
          <table:table-cell office:value-type="float" office:value="52.57">
            <text:p>52.57</text:p>
          </table:table-cell>
          <table:table-cell office:value-type="float" office:value="0.12">
            <text:p>0.12</text:p>
          </table:table-cell>
          <table:table-cell office:value-type="float" office:value="3065.0">
            <text:p>306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1">
            <text:p>HV-92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9">
            <text:p>-11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47">
            <text:p>Q-547</text:p>
          </table:table-cell>
          <table:table-cell office:value-type="float" office:value="52.66">
            <text:p>52.66</text:p>
          </table:table-cell>
          <table:table-cell office:value-type="float" office:value="0.37">
            <text:p>0.37</text:p>
          </table:table-cell>
          <table:table-cell office:value-type="float" office:value="3305.0">
            <text:p>33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0">
            <text:p>Q-58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800.0">
            <text:p>480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1">
            <text:p>Q-58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130.0">
            <text:p>513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2">
            <text:p>-6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2">
            <text:p>Q-58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10.0">
            <text:p>531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3">
            <text:p>Q-583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295.0">
            <text:p>529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8">
            <text:p>-6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4">
            <text:p>Q-584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465.0">
            <text:p>546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5">
            <text:p>Q-585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8">
            <text:p>-6.2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6">
            <text:p>Q-586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6695.0">
            <text:p>6695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8">
            <text:p>-6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7">
            <text:p>Q-58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7610.0">
            <text:p>761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58">
            <text:p>-6.5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A">
            <text:p>WW4A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B">
            <text:p>WW4B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3860.0">
            <text:p>38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5">
            <text:p>-7.6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C">
            <text:p>WW4C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4030.0">
            <text:p>4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2">
            <text:p>-8.2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D">
            <text:p>WW4D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000.0">
            <text:p>5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8">
            <text:p>Q-58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8620.0">
            <text:p>8620.0</text:p>
          </table:table-cell>
          <table:table-cell office:value-type="float" office:value="160.0">
            <text:p>1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88">
            <text:p>-6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8">
            <text:p>HV-864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5">
            <text:p>HV-8645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85.0">
            <text:p>348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7">
            <text:p>Q-807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377.0">
            <text:p>2377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0">
            <text:p>HAR-15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62.0">
            <text:p>4162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29">
            <text:p>Q-829</text:p>
          </table:table-cell>
          <table:table-cell office:value-type="float" office:value="52.52">
            <text:p>52.52</text:p>
          </table:table-cell>
          <table:table-cell office:value-type="float" office:value="0.25">
            <text:p>0.25</text:p>
          </table:table-cell>
          <table:table-cell office:value-type="float" office:value="2227.0">
            <text:p>2227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7">
            <text:p>HAR-147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080.0">
            <text:p>408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3">
            <text:p>AA-26363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1940.0">
            <text:p>194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2">
            <text:p>AA-26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2435.0">
            <text:p>24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1">
            <text:p>AA-26361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0">
            <text:p>AA-26360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95.0">
            <text:p>48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9">
            <text:p>AA-26359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2080.0">
            <text:p>20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9">
            <text:p>HAR-149</text:p>
          </table:table-cell>
          <table:table-cell office:value-type="float" office:value="53.08">
            <text:p>53.08</text:p>
          </table:table-cell>
          <table:table-cell office:value-type="float" office:value="-0.21">
            <text:p>-0.21</text:p>
          </table:table-cell>
          <table:table-cell office:value-type="float" office:value="3620.0">
            <text:p>362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8">
            <text:p>HAR-148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770.0">
            <text:p>377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8">
            <text:p>AA-26358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1220.0">
            <text:p>1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7">
            <text:p>AA-26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875.0">
            <text:p>58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6">
            <text:p>AA-26356</text:p>
          </table:table-cell>
          <table:table-cell office:value-type="float" office:value="53.09">
            <text:p>53.09</text:p>
          </table:table-cell>
          <table:table-cell office:value-type="float" office:value="0.09">
            <text:p>0.09</text:p>
          </table:table-cell>
          <table:table-cell office:value-type="float" office:value="3180.0">
            <text:p>3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5">
            <text:p>AA-2635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920.0">
            <text:p>29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3">
            <text:p>Q-2813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950.0">
            <text:p>39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4">
            <text:p>Q-281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5420.0">
            <text:p>54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9">
            <text:p>-6.7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5">
            <text:p>Q-281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8250.0">
            <text:p>82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42">
            <text:p>-7.4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6">
            <text:p>Q-2816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10650.0">
            <text:p>106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52">
            <text:p>-7.5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7">
            <text:p>Q-2817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755.0">
            <text:p>7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7">
            <text:p>-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8">
            <text:p>Q-2818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1720.0">
            <text:p>17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9">
            <text:p>Q-2819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2255.0">
            <text:p>22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1">
            <text:p>Q-2821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3810.0">
            <text:p>3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2">
            <text:p>Q-2822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6">
            <text:p>-9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3">
            <text:p>Q-2823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9">
            <text:p>-10.6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4">
            <text:p>Q-2824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6170.0">
            <text:p>61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1">
            <text:p>-10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5">
            <text:p>Q-2825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385.0">
            <text:p>2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6">
            <text:p>Q-2826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735.0">
            <text:p>2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7">
            <text:p>Q-2827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135.0">
            <text:p>31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8">
            <text:p>Q-2828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260.0">
            <text:p>32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3">
            <text:p>SRR-4633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4030.0">
            <text:p>4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4">
            <text:p>SRR-4634</text:p>
          </table:table-cell>
          <table:table-cell office:value-type="float" office:value="53.0">
            <text:p>53.0</text:p>
          </table:table-cell>
          <table:table-cell office:value-type="float" office:value="0.04">
            <text:p>0.04</text:p>
          </table:table-cell>
          <table:table-cell office:value-type="float" office:value="4950.0">
            <text:p>4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00">
            <text:p>Q-2600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445.0">
            <text:p>344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1">
            <text:p>Q-2551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3815.0">
            <text:p>38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2">
            <text:p>Q-2552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00.0">
            <text:p>37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8">
            <text:p>Q-2518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50.0">
            <text:p>2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3">
            <text:p>IGS-123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905.0">
            <text:p>5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9">
            <text:p>-10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7">
            <text:p>Q-2517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6">
            <text:p>Q-2516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5">
            <text:p>Q-2515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4">
            <text:p>Q-2514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710.0">
            <text:p>27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1">
            <text:p>Q-2511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100.0">
            <text:p>21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0">
            <text:p>Q-2510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8">
            <text:p>Q-2508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7">
            <text:p>Q-2507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4260.0">
            <text:p>4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3">
            <text:p>-4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6">
            <text:p>Q-2506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975.0">
            <text:p>397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5">
            <text:p>Q-2505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340.0">
            <text:p>33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08">
            <text:p>0.08</text:p>
          </table:table-cell>
          <table:table-cell office:value-type="float" office:value="0.08">
            <text:p>0.0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2">
            <text:p>Q-2502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1">
            <text:p>Q-2501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260.0">
            <text:p>3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1">
            <text:p>AA-22671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890.0">
            <text:p>58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5">
            <text:p>-9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6">
            <text:p>IGS-126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1875.0">
            <text:p>18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0">
            <text:p>AA-22670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345.0">
            <text:p>53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9">
            <text:p>AA-2266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55.0">
            <text:p>625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33">
            <text:p>-1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8">
            <text:p>AA-2266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65.0">
            <text:p>626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4">
            <text:p>-1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3">
            <text:p>Q-2553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4">
            <text:p>Q-2554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80.0">
            <text:p>3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5">
            <text:p>Q-2555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960.0">
            <text:p>3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6">
            <text:p>Q-2556</text:p>
          </table:table-cell>
          <table:table-cell office:value-type="float" office:value="52.94">
            <text:p>52.94</text:p>
          </table:table-cell>
          <table:table-cell office:value-type="float" office:value="-0.11">
            <text:p>-0.11</text:p>
          </table:table-cell>
          <table:table-cell office:value-type="float" office:value="1660.0">
            <text:p>16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5">
            <text:p>AA-22675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3985.0">
            <text:p>39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2">
            <text:p>IGS-122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00.0">
            <text:p>56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">
            <text:p>-10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1">
            <text:p>IGS-121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175.0">
            <text:p>51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3">
            <text:p>-9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9">
            <text:p>IGS-119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890.0">
            <text:p>4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9">
            <text:p>-8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5">
            <text:p>Q-2545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85.0">
            <text:p>42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3">
            <text:p>-6.0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4">
            <text:p>Q-2544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30.0">
            <text:p>42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7">
            <text:p>AA-22677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245.0">
            <text:p>72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26">
            <text:p>-13.2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3">
            <text:p>Q-2543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2">
            <text:p>Q-254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2">
            <text:p>-6.0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1">
            <text:p>Q-254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85.0">
            <text:p>44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4">
            <text:p>-5.9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0">
            <text:p>Q-254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35.0">
            <text:p>44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86">
            <text:p>-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9">
            <text:p>Q-2539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10.0">
            <text:p>4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7">
            <text:p>-6.9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8">
            <text:p>Q-253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90.0">
            <text:p>4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7">
            <text:p>Q-253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50.0">
            <text:p>4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1">
            <text:p>Q-2531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3">
            <text:p>-6.0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0">
            <text:p>Q-2530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90.0">
            <text:p>4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2">
            <text:p>-5.9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7">
            <text:p>Q-2557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9">
            <text:p>Q-2529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40.0">
            <text:p>41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6">
            <text:p>-5.7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6">
            <text:p>Q-2526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9">
            <text:p>-4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5">
            <text:p>Q-2525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825.0">
            <text:p>38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4">
            <text:p>Q-2524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3">
            <text:p>Q-2523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2">
            <text:p>Q-2522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50.0">
            <text:p>2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1">
            <text:p>Q-2521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720.0">
            <text:p>27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8">
            <text:p>Q-2548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135.0">
            <text:p>41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2">
            <text:p>IGS-112</text:p>
          </table:table-cell>
          <table:table-cell office:value-type="float" office:value="53.1">
            <text:p>53.1</text:p>
          </table:table-cell>
          <table:table-cell office:value-type="float" office:value="-0.23">
            <text:p>-0.23</text:p>
          </table:table-cell>
          <table:table-cell office:value-type="float" office:value="4130.0">
            <text:p>4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9">
            <text:p>Q-2549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225.0">
            <text:p>42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0">
            <text:p>Q-2550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490.0">
            <text:p>44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3">
            <text:p>-6.4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6">
            <text:p>AA-22676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050.0">
            <text:p>70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9">
            <text:p>-14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8">
            <text:p>IGS-118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445.0">
            <text:p>44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2">
            <text:p>-6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8">
            <text:p>Q-2528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3955.0">
            <text:p>39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3">
            <text:p>-6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2">
            <text:p>SRR-4632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3950.0">
            <text:p>39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4">
            <text:p>-3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8">
            <text:p>Q-2558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590.0">
            <text:p>1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2">
            <text:p>-1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2">
            <text:p>Q-2562</text:p>
          </table:table-cell>
          <table:table-cell office:value-type="float" office:value="53.09">
            <text:p>53.09</text:p>
          </table:table-cell>
          <table:table-cell office:value-type="float" office:value="0.07">
            <text:p>0.07</text:p>
          </table:table-cell>
          <table:table-cell office:value-type="float" office:value="3310.0">
            <text:p>3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8">
            <text:p>Q-2578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1">
            <text:p>HV-1001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7">
            <text:p>-1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64">
            <text:p>IGS-64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950.0">
            <text:p>495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9">
            <text:p>Q-257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4430.0">
            <text:p>44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7">
            <text:p>-7.2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5">
            <text:p>SRR-1755</text:p>
          </table:table-cell>
          <table:table-cell office:value-type="float" office:value="52.72">
            <text:p>52.72</text:p>
          </table:table-cell>
          <table:table-cell office:value-type="float" office:value="0.08">
            <text:p>0.08</text:p>
          </table:table-cell>
          <table:table-cell office:value-type="float" office:value="2270.0">
            <text:p>22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6">
            <text:p>SRR-1756</text:p>
          </table:table-cell>
          <table:table-cell office:value-type="float" office:value="52.61">
            <text:p>52.61</text:p>
          </table:table-cell>
          <table:table-cell office:value-type="float" office:value="-0.08">
            <text:p>-0.08</text:p>
          </table:table-cell>
          <table:table-cell office:value-type="float" office:value="3050.0">
            <text:p>3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7">
            <text:p>SRR-1757</text:p>
          </table:table-cell>
          <table:table-cell office:value-type="float" office:value="52.71">
            <text:p>52.71</text:p>
          </table:table-cell>
          <table:table-cell office:value-type="float" office:value="0.07">
            <text:p>0.07</text:p>
          </table:table-cell>
          <table:table-cell office:value-type="float" office:value="7690.0">
            <text:p>769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2">
            <text:p>-12.92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5">
            <text:p>IGS-75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40.0">
            <text:p>62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6">
            <text:p>-12.26</text:p>
          </table:table-cell>
          <table:table-cell office:value-type="float" office:value="1.19">
            <text:p>1.19</text:p>
          </table:table-cell>
          <table:table-cell office:value-type="float" office:value="1.19">
            <text:p>1.1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9">
            <text:p>SRR-1759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2510.0">
            <text:p>25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0">
            <text:p>SRR-1760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4520.0">
            <text:p>4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3">
            <text:p>-7.93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1">
            <text:p>SRR-1761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9">
            <text:p>Q-2559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80.0">
            <text:p>1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6">
            <text:p>IGS-76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86">
            <text:p>-10.8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1">
            <text:p>Q-2581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4">
            <text:p>Q-258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630.0">
            <text:p>3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5">
            <text:p>Q-258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2">
            <text:p>-5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7">
            <text:p>Q-2587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1820.0">
            <text:p>1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9">
            <text:p>Q-2589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3820.0">
            <text:p>3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0">
            <text:p>Q-2590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130.0">
            <text:p>2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3">
            <text:p>-3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1">
            <text:p>Q-2591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2">
            <text:p>Q-2592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5">
            <text:p>Q-2595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3840.0">
            <text:p>38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6">
            <text:p>Q-2596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4310.0">
            <text:p>43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9">
            <text:p>Q-259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10.0">
            <text:p>2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0">
            <text:p>Q-2580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3800.0">
            <text:p>38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6">
            <text:p>HV-1001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075.0">
            <text:p>50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8">
            <text:p>-8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7">
            <text:p>Q-2577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60.0">
            <text:p>2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7">
            <text:p>HV-1001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435.0">
            <text:p>54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8">
            <text:p>-9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3">
            <text:p>Q-2563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4">
            <text:p>Q-2564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5">
            <text:p>Q-2565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825.0">
            <text:p>38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2">
            <text:p>-3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6">
            <text:p>Q-2566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4070.0">
            <text:p>4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7">
            <text:p>IGS-127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3215.0">
            <text:p>32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7">
            <text:p>Q-2567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790.0">
            <text:p>37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8">
            <text:p>Q-2568</text:p>
          </table:table-cell>
          <table:table-cell office:value-type="float" office:value="53.07">
            <text:p>53.07</text:p>
          </table:table-cell>
          <table:table-cell office:value-type="float" office:value="-0.16">
            <text:p>-0.16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8">
            <text:p>IGS-128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5440.0">
            <text:p>54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7">
            <text:p>-7.4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1">
            <text:p>IGS-111</text:p>
          </table:table-cell>
          <table:table-cell office:value-type="float" office:value="53.13">
            <text:p>53.13</text:p>
          </table:table-cell>
          <table:table-cell office:value-type="float" office:value="-0.24">
            <text:p>-0.24</text:p>
          </table:table-cell>
          <table:table-cell office:value-type="float" office:value="3980.0">
            <text:p>39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0">
            <text:p>IGS-11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55.0">
            <text:p>415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4">
            <text:p>HV-8644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970.0">
            <text:p>29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2">
            <text:p>-3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09">
            <text:p>IGS-109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3945.0">
            <text:p>39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9">
            <text:p>Q-2519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120.0">
            <text:p>21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6">
            <text:p>HV-1080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570.0">
            <text:p>55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9">
            <text:p>Q-2569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240.0">
            <text:p>22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7">
            <text:p>HV-1080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675.0">
            <text:p>567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1">
            <text:p>Q-2571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360.0">
            <text:p>2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2">
            <text:p>Q-2572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3">
            <text:p>Q-2573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8">
            <text:p>HV-10808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2595.0">
            <text:p>25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17">
            <text:p>HV-10817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840.0">
            <text:p>58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5">
            <text:p>Q-2575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1">
            <text:p>-4.11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6">
            <text:p>Q-2576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